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face style:name="Calibri" svg:font-family="Calibri" style:font-family-generic="roman"/>
    <style:font-face style:name="OpenSymbol" svg:font-family="OpenSymbol" style:font-family-generic="roman"/>
    <style:font-face style:name="Times New Roman" svg:font-family="'Times New Roman'" style:font-family-generic="roman"/>
    <style:font-face style:name="Lucida Sans" svg:font-family="'Lucida Sans'" style:font-family-generic="swiss"/>
    <style:font-face style:name="Andale Sans UI" svg:font-family="'Andale Sans UI'" style:font-family-generic="system" style:font-pitch="variable"/>
    <style:font-face style:name="Calibri1" svg:font-family="Calibri" style:font-family-generic="system" style:font-pitch="variable"/>
    <style:font-face style:name="OpenSymbol1" svg:font-family="OpenSymbol" style:font-family-generic="system" style:font-pitch="variable"/>
    <style:font-face style:name="Tahoma" svg:font-family="Tahoma" style:font-family-generic="system" style:font-pitch="variable"/>
  </office:font-face-decls>
  <office:automatic-styles>
    <style:style style:name="P1" style:family="paragraph" style:parent-style-name="List_20_Paragraph" style:list-style-name="WWNum2"/>
    <style:style style:name="P2" style:family="paragraph" style:parent-style-name="Standard_20__28_user_29_">
      <style:paragraph-properties fo:text-align="center" style:justify-single-word="false"/>
    </style:style>
    <style:style style:name="P3" style:family="paragraph" style:parent-style-name="Standard_20__28_user_29_">
      <style:text-properties fo:color="#000000" style:font-name="Calibri" fo:language="en" fo:country="GB" style:font-name-complex="Calibri1"/>
    </style:style>
    <style:style style:name="P4" style:family="paragraph" style:parent-style-name="Standard_20__28_user_29_">
      <style:text-properties fo:color="#000000" style:font-name="Calibri" fo:language="en" fo:country="GB" style:font-name-complex="Calibri1" style:font-weight-complex="bold"/>
    </style:style>
    <style:style style:name="P5" style:family="paragraph" style:parent-style-name="Standard_20__28_user_29_" style:list-style-name="WWNum2"/>
    <style:style style:name="P6" style:family="paragraph" style:parent-style-name="Standard_20__28_user_29_">
      <style:text-properties style:font-name="Calibri" fo:language="en" fo:country="GB" fo:font-weight="bold" style:font-weight-asian="bold" style:font-name-complex="Calibri1" style:font-weight-complex="bold"/>
    </style:style>
    <style:style style:name="P7" style:family="paragraph" style:parent-style-name="Standard_20__28_user_29_">
      <style:text-properties style:font-name="Calibri" fo:language="en" fo:country="GB" style:font-name-complex="Calibri1"/>
    </style:style>
    <style:style style:name="P8" style:family="paragraph" style:parent-style-name="Standard_20__28_user_29_">
      <style:text-properties style:font-name="Calibri" fo:language="en" fo:country="GB" style:text-underline-style="solid" style:text-underline-width="auto" style:text-underline-color="font-color" style:font-name-complex="Calibri1"/>
    </style:style>
    <style:style style:name="P9" style:family="paragraph" style:parent-style-name="Standard_20__28_user_29_">
      <style:paragraph-properties fo:break-before="page"/>
    </style:style>
    <style:style style:name="P10" style:family="paragraph" style:parent-style-name="Standard_20__28_user_29_" style:master-page-name="Standard">
      <style:paragraph-properties fo:text-align="center" style:justify-single-word="false" style:page-number="auto"/>
    </style:style>
    <style:style style:name="T1" style:family="text">
      <style:text-properties fo:color="#ff0000" style:font-name="Calibri" fo:font-size="32pt" fo:language="en" fo:country="GB" fo:font-weight="bold" style:font-size-asian="32pt" style:font-weight-asian="bold" style:font-name-complex="Calibri1" style:font-size-complex="32pt" style:font-weight-complex="bold"/>
    </style:style>
    <style:style style:name="T2" style:family="text">
      <style:text-properties fo:color="#ff0000" style:font-name="Calibri" fo:font-size="16pt" fo:language="en" fo:country="GB" fo:font-weight="bold" style:font-size-asian="16pt" style:font-weight-asian="bold" style:font-name-complex="Calibri1" style:font-size-complex="16pt" style:font-weight-complex="bold"/>
    </style:style>
    <style:style style:name="T3" style:family="text">
      <style:text-properties fo:color="#000000" style:font-name="Calibri" fo:language="en" fo:country="GB" style:font-name-complex="Calibri1"/>
    </style:style>
    <style:style style:name="T4" style:family="text">
      <style:text-properties fo:color="#000000" style:font-name="Calibri" fo:language="en" fo:country="GB" style:font-name-complex="Calibri1" style:font-weight-complex="bold"/>
    </style:style>
    <style:style style:name="T5" style:family="text">
      <style:text-properties fo:color="#000000" style:font-name="Calibri" fo:language="en" fo:country="GB" officeooo:rsid="00036f79" style:font-name-complex="Calibri1" style:font-weight-complex="bold"/>
    </style:style>
    <style:style style:name="T6" style:family="text">
      <style:text-properties fo:color="#000000" style:font-name="Calibri" fo:language="en" fo:country="GB" style:text-underline-style="solid" style:text-underline-width="auto" style:text-underline-color="font-color" style:font-name-complex="Calibri1"/>
    </style:style>
    <style:style style:name="T7" style:family="text">
      <style:text-properties fo:color="#000000" style:font-name="Calibri" fo:language="en" fo:country="GB" fo:font-weight="bold" style:font-weight-asian="bold" style:font-name-complex="Calibri1" style:font-weight-complex="bold"/>
    </style:style>
    <style:style style:name="T8" style:family="text">
      <style:text-properties fo:color="#000000" style:font-name="Calibri" fo:font-size="16pt" fo:language="en" fo:country="GB" fo:font-weight="bold" style:font-size-asian="16pt" style:font-weight-asian="bold" style:font-name-complex="Calibri1" style:font-size-complex="16pt" style:font-weight-complex="bold"/>
    </style:style>
    <style:style style:name="T9" style:family="text">
      <style:text-properties style:font-name="Calibri" fo:language="en" fo:country="GB" style:font-name-complex="Calibri1"/>
    </style:style>
    <style:style style:name="T10" style:family="text">
      <style:text-properties style:font-name="Calibri" fo:language="en" fo:country="GB" style:font-name-complex="Calibri1" style:font-weight-complex="bold"/>
    </style:style>
    <style:style style:name="T11" style:family="text">
      <style:text-properties style:font-name="Calibri" fo:language="en" fo:country="GB" fo:font-weight="bold" style:font-weight-asian="bold" style:font-name-complex="Calibri1" style:font-weight-complex="bold"/>
    </style:style>
    <style:style style:name="T12" style:family="text">
      <style:text-properties fo:color="#2e74b5" style:font-name="Calibri" fo:language="en" fo:country="GB" style:font-name-complex="Calibri1" style:font-weight-complex="bold"/>
    </style:style>
    <style:style style:name="T13" style:family="text">
      <style:text-properties fo:color="#2e74b5" style:font-name="Calibri" fo:language="en" fo:country="GB" style:font-name-complex="Calibri1"/>
    </style:style>
    <style:style style:name="T14" style:family="text">
      <style:text-properties fo:color="#c45911" style:font-name="Calibri" fo:language="en" fo:country="GB" style:font-name-complex="Calibri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Empire Earth</text:span></text:p>
      <text:p text:style-name="P2"><text:span text:style-name="T1">DB Editor</text:span></text:p>
      <text:p text:style-name="P3"/>
      <text:p text:style-name="Standard_20__28_user_29_"><text:span text:style-name="T2">Introduction:</text:span></text:p>
      <text:p text:style-name="Standard_20__28_user_29_"><text:span text:style-name="T3">You may know the great tools called EE Unit Editor 1 and EE Unit Editor 2.</text:span></text:p>
      <text:p text:style-name="Standard_20__28_user_29_"><text:span text:style-name="T3">These tools allow you to open and edit some dat files of the game, but up to a limited extends.</text:span></text:p>
      <text:p text:style-name="Standard_20__28_user_29_"><text:span text:style-name="T3">There were many unknown values in dat files at the times they were created, and there are still many unknown values.</text:span></text:p>
      <text:p text:style-name="Standard_20__28_user_29_"><text:span text:style-name="T3">In all these years the community made many progresses and discovered new values in these files, but nobody is updating those tools, which are now obsolete.</text:span></text:p>
      <text:p text:style-name="Standard_20__28_user_29_"><text:span text:style-name="T3">So I decided to create this new tool, which will be maintained by the whole community, as it's completely open source!</text:span></text:p>
      <text:p text:style-name="Standard_20__28_user_29_"><text:span text:style-name="T3">The source code is on </text:span><text:a xlink:type="simple" xlink:href="https://github.com/Forlini91/Empire-Earth---DB-Editor" text:style-name="Internet_20_link" text:visited-style-name="Visited_20_Internet_20_Link"><text:span text:style-name="Internet_20_link"><text:span text:style-name="T9">GitHub</text:span></text:span></text:a><text:span text:style-name="T3">.</text:span></text:p>
      <text:p text:style-name="Standard_20__28_user_29_"><text:span text:style-name="T3">The official discussion thread is on </text:span><text:a xlink:type="simple" xlink:href="http://ee.heavengames.com/cgi-bin/forums/display.cgi?action=ct&amp;f=3,38362,,365" text:style-name="Internet_20_link" text:visited-style-name="Visited_20_Internet_20_Link"><text:span text:style-name="Internet_20_link"><text:span text:style-name="T9">Empire Earth Heaven</text:span></text:span></text:a><text:span text:style-name="T3">.</text:span></text:p>
      <text:p text:style-name="P3"/>
      <text:p text:style-name="Standard_20__28_user_29_"><text:span text:style-name="T2">Description</text:span></text:p>
      <text:p text:style-name="Standard_20__28_user_29_"><text:span text:style-name="T3">EE DB Editor is a tool written in Java which can open and edit a wide range of dat files.</text:span></text:p>
      <text:p text:style-name="Standard_20__28_user_29_"><text:span text:style-name="T3">The program uses a simple interface where it shows the entries of the dat files and the all know or unknown values.</text:span></text:p>
      <text:p text:style-name="Standard_20__28_user_29_"><text:span text:style-name="T3">All them can be changed at will, but be careful: we still don't know what the "unknown" values do, so they can potentially break the game or make it crash! You can make tests and try to guess what those unknown values do, then report your finds on GitHub.</text:span></text:p>
      <text:p text:style-name="Standard_20__28_user_29_"><text:span text:style-name="T3">Any change need to be manually saved to </text:span><text:span text:style-name="T6">prevent</text:span><text:span text:style-name="T3"> unwanted changes: change the values of entry, click Save Entry, repeat with other entries, and finally click on "Save to file". The program also creates a backup of the previous/original db file, should anything bad happens.</text:span></text:p>
      <text:p text:style-name="P3"/>
      <text:p text:style-name="Standard_20__28_user_29_"><text:span text:style-name="T2">Basic usage</text:span></text:p>
      <text:list xml:id="list4193982168" text:style-name="WWNum2">
        <text:list-item>
          <text:p text:style-name="P5"><text:span text:style-name="T7">Main menu<text:line-break/></text:span><text:span text:style-name="T3">The usage is very simple.</text:span><text:span text:style-name="T7"><text:line-break/></text:span><text:span text:style-name="T3">The program will initially ask you to choose the version of the game (Vanilla or AOC). This choice can't be changed, unless you close and reopen the program.<text:line-break/>Now click on "Load dat files", select the directory where the files are located and the program will go there and search all the supported dat files.</text:span><text:span text:style-name="T7"><text:line-break/></text:span><text:span text:style-name="T3">Then it asks you which files to load. Be careful: some files (especially dbobjects.dat and dbtechtree.dat) have links to other files, so you need to load these "requirements" too.</text:span><text:span text:style-name="T7"><text:line-break/></text:span><text:span text:style-name="T3">When it finishes loading, it will return to the main menu and will show, on the right side, the list of all loaded files.</text:span><text:span text:style-name="T7"><text:line-break/></text:span><text:span text:style-name="T3">Select a file to open the editor window for that dat file.<text:line-break/></text:span></text:p>
        </text:list-item>
        <text:list-item>
          <text:p text:style-name="P5"><text:span text:style-name="T7">Editor window<text:line-break/></text:span><text:span text:style-name="T3">On the left side there a list which contains the entries defined in the file: you can click on an entry to see and edit its values.</text:span><text:span text:style-name="T7"><text:line-break/></text:span><text:span text:style-name="T3">In dbTechTree.dat there's also a second list which contains all epochs: select an epoch to see its entries.</text:span><text:span text:style-name="T7"><text:line-break/></text:span><text:span text:style-name="T3">On the right side there's a big area with many fields: these represents the values contained in the file for the selected entry, in integer/float/string readable format. You can change these values at will and confirm the changes by clicking on the button "Save entry" below. If you click another entry without saving the changes will be lost.</text:span><text:span text:style-name="T7"><text:line-break/></text:span><text:span text:style-name="T3">When you're done with changes, click on "Save to file" on the top bar (don't forget it, else your changes will be lost!)</text:span><text:span text:style-name="T7"><text:line-break/></text:span><text:span text:style-name="T3">There are two context menu: one when you right-click on an entry in the list, one when you click a field.</text:span><text:span text:style-name="T7"><text:line-break/></text:span><text:span text:style-name="T3">Every menu will offer different options for every entry/field</text:span><text:span text:style-name="T7"><text:line-break/></text:span><text:span text:style-name="T3">Below the list of entries there's a search box you can use to search an entry by name or ID.</text:span><text:span text:style-name="T7"><text:line-break/><text:line-break/></text:span><text:span text:style-name="T3">There are "link" fields, which contains link which point to other entries either in the same file or in another one.<text:line-break/>These fields appear as a Combo box which contains the list of all currently known values.<text:line-break/>When you type in these fields the program will automatically try to help you in the search. Be careful: these lists don't refresh automatically when you change the IDs or add/remove entries.</text:span><text:span text:style-name="T7"><text:line-break/></text:span><text:span text:style-name="T3">You need to either close/reopen the window or right click on fields and select "Refresh list".<text:line-break/></text:span></text:p>
        </text:list-item>
        <text:list-item>
          <text:p text:style-name="P5"><text:bookmark text:name="_GoBack"/><text:soft-page-break/><text:span text:style-name="T7">Details and features</text:span></text:p>
          <text:list>
            <text:list-item>
              <text:p text:style-name="P5"><text:span text:style-name="T7">Files:</text:span></text:p>
              <text:list>
                <text:list-item>
                  <text:p text:style-name="P1"><text:span text:style-name="T4">You can load more files after the first load, by clicking again on "Load dat file" in the Main menu. Still, it's advised you load all needed files at the same time, especially group of files where one require another one in the group. If you load dbobjects.dat, then you may need to load half of the other files.</text:span></text:p>
                </text:list-item>
                <text:list-item>
                  <text:p text:style-name="P5"><text:span text:style-name="T4">You can open multiple files at the same time. Just go to the main menu and open another file</text:span></text:p>
                </text:list-item>
                <text:list-item>
                  <text:p text:style-name="P5"><text:span text:style-name="T4">You can open the same file in multiple windows: SHIFT + click on the file's button to open a new window</text:span></text:p>
                </text:list-item>
                <text:list-item>
                  <text:p text:style-name="P5"><text:span text:style-name="T4">It's save to save even when there are multiple windows</text:span></text:p>
                </text:list-item>
                <text:list-item>
                  <text:p text:style-name="P5"><text:span text:style-name="T4">When you save, the editor automatically creates a backup of the previous version with extension db*.bak, so you can recover it in case something bad happens (either a bad change or a bug in the editor).</text:span></text:p>
                </text:list-item>
                <text:list-item>
                  <text:p text:style-name="P5"><text:span text:style-name="T4">The editor also saves once a backup with extension db*.orig. This file won't be overwritten, so it can be used as a checkpoint which allow you to revert to a previous "stable" state. When you reach another "stable" state, delete it and let the editor create a new one.</text:span></text:p>
                </text:list-item>
              </text:list>
            </text:list-item>
            <text:list-item>
              <text:p text:style-name="P5"><text:span text:style-name="T7">List of entries:</text:span></text:p>
              <text:list>
                <text:list-item>
                  <text:p text:style-name="P1"><text:span text:style-name="T4">The program automatically hides all undefined entries from the lists (which are entries with negative ID or Sequence Number), but you can force it to show them with a check box (which is always placed near the relative list).</text:span></text:p>
                </text:list-item>
                <text:list-item>
                  <text:p text:style-name="P5"><text:span text:style-name="T3">Select an entry, hold CTRL then tap/hold the Up or Down arrow keys to move the selected entry up or down. If you also hold SHIFT, the entry will move 10 steps at time.</text:span></text:p>
                </text:list-item>
                <text:list-item>
                  <text:p text:style-name="P5"><text:span text:style-name="T4">Right-click on an entry to show its context menu: if the file supports it, you can add/remove/duplicate entries, you can copy/past values between entries (except for ID and Sequence Number), search all links to this entry or quickly jump to associated entries (even in other files).</text:span></text:p>
                </text:list-item>
                <text:list-item>
                  <text:p text:style-name="P5"><text:span text:style-name="T4">Adding a new entry will assign it the default values used by "undefined" entries, so you need to manually configure them (except for ID and Sequence Number, which will have the first unused number).</text:span></text:p>
                </text:list-item>
              </text:list>
            </text:list-item>
          </text:list>
        </text:list-item>
      </text:list>
      <text:p text:style-name="P4"/>
      <text:list xml:id="list105814895822426" text:continue-numbering="true" text:style-name="WWNum2">
        <text:list-item>
          <text:list>
            <text:list-item>
              <text:p text:style-name="P5"><text:span text:style-name="T7">Fields and values:</text:span></text:p>
              <text:list>
                <text:list-item>
                  <text:p text:style-name="P5"><text:span text:style-name="T4">dbtechree.dat and dbevents.dat are special, as their entries may contains a dynamic number of fields, placed at the end of the entry (so the size of each entry depends on its number of "extra" entries).<text:line-break/>In those files you'll find 2 buttons at the bottom: "Add field” which add a new extra field, "Remove field” which remove the last extra field (if any).</text:span></text:p>
                </text:list-item>
                <text:list-item>
                  <text:p text:style-name="P5"><text:span text:style-name="T4">If a field contains a Link, you can CTRL+Click on the field to open the link, possibly re-using an already opened window for that file, if any. You can SHIFT+CTRL+Click to force open the link in a new window.</text:span></text:p>
                </text:list-item>
                <text:list-item>
                  <text:p text:style-name="P5"><text:span text:style-name="T4">Right-click on a field to show its context menu. It will offer options to search similar values or all values used in the field, mark all unused/interesting fields (fields which contains very few different values), refresh the list of entries (only in link fields), or few unique options which vary for each field.</text:span></text:p>
                </text:list-item>
              </text:list>
            </text:list-item>
            <text:list-item>
              <text:p text:style-name="P5"><text:span text:style-name="T7">Search and menus:</text:span></text:p>
              <text:list>
                <text:list-item>
                  <text:p text:style-name="P5"><text:span text:style-name="T4">You can search both in the search box below the entries and in link fields:</text:span></text:p>
                  <text:list>
                    <text:list-item>
                      <text:p text:style-name="P5"><text:span text:style-name="T4">In the search box you </text:span><text:span text:style-name="T5">only need to type the ID, name or part of the name to begin the search</text:span><text:span text:style-name="T4">.</text:span></text:p>
                    </text:list-item>
                    <text:list-item>
                      <text:p text:style-name="P5"><text:span text:style-name="T4">In link fields, you can use keys Enter/Tab to select the result, Ctrl+Enter and Shift+Enter to search the next/previous match.</text:span></text:p>
                    </text:list-item>
                  </text:list>
                </text:list-item>
                <text:list-item>
                  <text:p text:style-name="P5"><text:span text:style-name="T4">There's a menu bar above, which allow you to save all changes to file, adjust the number of columns, show a complete list of entries in plain text you can copy/paste, or make an advanced search</text:span></text:p>
                </text:list-item>
                <text:list-item>
                  <text:p text:style-name="P5"><text:span text:style-name="T4">The number of columns is no saved, but I tried to set them to an optimal value for each file.</text:span></text:p>
                </text:list-item>
                <text:list-item>
                  <text:p text:style-name="P5"><text:span text:style-name="T4">With the advanced search you can specify any number of filters to search for entries which match them all.</text:span></text:p>
                </text:list-item>
              </text:list>
            </text:list-item>
          </text:list>
        </text:list-item>
      </text:list>
      <text:p text:style-name="P3"/>
      <text:p text:style-name="P3"/>
      <text:p text:style-name="P3"/>
      <text:p text:style-name="Standard_20__28_user_29_"><text:span text:style-name="T2">Known Issues:</text:span></text:p>
      <text:p text:style-name="Standard_20__28_user_29_"><text:span text:style-name="T4">Java can't read the file Language.dll. The languages you see in the editor are the vanilla/AOC default languages I hardcoded in the editor. This means you need an external tool like ResHack to change the languages, and the editor won't be able to see the changes you made nor the new language entries you created, but you can still manually manually type the Language ID in the language fields without problem.</text:span></text:p>
      <text:p text:style-name="P9"><text:span text:style-name="T2">Basic actions:</text:span></text:p>
      <text:p text:style-name="P6"/>
      <text:p text:style-name="Standard_20__28_user_29_"><text:span text:style-name="T11">Load the files:</text:span></text:p>
      <text:p text:style-name="Standard_20__28_user_29_"><text:span text:style-name="T10">No seriously, do you really need a guide for this? Click on </text:span><text:span text:style-name="T12">Load dat files</text:span><text:span text:style-name="T10">, select the folder which contains the db files, select the files you want to load and confirm.</text:span></text:p>
      <text:p text:style-name="P6"/>
      <text:p text:style-name="Standard_20__28_user_29_"><text:span text:style-name="T11">Change the values of the entries:</text:span></text:p>
      <text:p text:style-name="Standard_20__28_user_29_"><text:span text:style-name="T9">Easier than 2+2 (if your answer is not "4", you have a serious problem!): open any db file, select any entry in the list, change as many fields as you want, then click </text:span><text:span text:style-name="T13">Save entry</text:span><text:span text:style-name="T9">. Repeat with as many entries as you want, then click on </text:span><text:span text:style-name="T13">Save to file</text:span><text:span text:style-name="T9">.</text:span></text:p>
      <text:p text:style-name="P7"/>
      <text:p text:style-name="Standard_20__28_user_29_"><text:span text:style-name="T11">Cancel changes:</text:span></text:p>
      <text:p text:style-name="Standard_20__28_user_29_"><text:span text:style-name="T9">If you didn't save the changes made to an entry with the button </text:span><text:span text:style-name="T13">Save entry</text:span><text:span text:style-name="T9">, you can cancel the changes by clicking on </text:span><text:span text:style-name="T13">Reset Entry</text:span><text:span text:style-name="T9"> or by selecting another entry.</text:span></text:p>
      <text:p text:style-name="Standard_20__28_user_29_"><text:span text:style-name="T9">If you already saved the entry with the button </text:span><text:span text:style-name="T13">Save entry</text:span><text:span text:style-name="T9">, you can reload the file.</text:span></text:p>
      <text:p text:style-name="Standard_20__28_user_29_"><text:span text:style-name="T9">If you already saved the file, the editor has created a db*.bak file, which you can rename to db*.dat and recover the previous version of the file. If you saved twice and the db*.bak file has been overwritten, then… dude, you're a disaster!</text:span></text:p>
      <text:p text:style-name="P7"/>
      <text:p text:style-name="Standard_20__28_user_29_"><text:span text:style-name="T11">Add/Remove an extra field for an entry:</text:span></text:p>
      <text:p text:style-name="Standard_20__28_user_29_"><text:span text:style-name="T9">As already stated, in dbtechree.dat and dbevents.dat entries may define extra fields (and they usually do).</text:span></text:p>
      <text:p text:style-name="Standard"><text:span text:style-name="T9">Open one of these files and add a new field with the button </text:span><text:span text:style-name="T13">Add field</text:span><text:span text:style-name="T9"> (below the fields). Then remove it with </text:span><text:span text:style-name="T13">Remove field</text:span><text:span text:style-name="T9">.</text:span></text:p>
      <text:p text:style-name="P7"/>
      <text:p text:style-name="Standard_20__28_user_29_"><text:span text:style-name="T11">Add/Remove an entry in the list of entries:</text:span></text:p>
      <text:p text:style-name="Standard_20__28_user_29_"><text:span text:style-name="T9">Many db files allow you to add/remove entries (while some files define a fixed set of entries and you can't add/remove them).</text:span></text:p>
      <text:p text:style-name="Standard_20__28_user_29_"><text:span text:style-name="T9">If the file supports these operation, the </text:span><text:span text:style-name="T13">Add entry </text:span><text:span text:style-name="T9">and </text:span><text:span text:style-name="T13">Remove entry</text:span><text:span text:style-name="T9"> options will appear in the entries context menu.</text:span></text:p>
      <text:p text:style-name="Standard_20__28_user_29_"><text:span text:style-name="T9">So, open a db file which support this operation, add a new entry, then right click on it and remove it.</text:span></text:p>
      <text:p text:style-name="P7"/>
      <text:p text:style-name="Standard_20__28_user_29_"><text:span text:style-name="T11">Move tech to another epoch:</text:span></text:p>
      <text:p text:style-name="Standard_20__28_user_29_"><text:span text:style-name="T9">This operation is only available to entries in dbTechTree.dat, and appear in the entries context menu.</text:span></text:p>
      <text:p text:style-name="Standard_20__28_user_29_"><text:span text:style-name="T9">Go to any epoch, right-click on the entry you want to move, select </text:span><text:span text:style-name="T13">Move to epoch</text:span><text:span text:style-name="T9"> and choose the new epoch.</text:span></text:p>
      <text:p text:style-name="Standard_20__28_user_29_"><text:span text:style-name="T9">The tech will be moved there and it will automatically receive a new </text:span><text:span text:style-name="T14">ID</text:span><text:span text:style-name="T9"> within the epoch's range of IDs (needed change, else the game crash).</text:span></text:p>
      <text:p text:style-name="P7"/>
      <text:p text:style-name="P7"/>
      <text:p text:style-name="P8"/>
      <text:p text:style-name="P8"/>
      <text:p text:style-name="P8"/>
      <text:p text:style-name="Standard_20__28_user_29_"><text:span text:style-name="T9">Ok, now, you have everything you need to start doing something greater!</text:span></text:p>
      <text:p text:style-name="Standard_20__28_user_29_"><text:span text:style-name="T9">The next section will raise the difficult from Easy to Hard, but if you manage to understand how the whole system works, you can really become an amazing modder for this game!</text:span></text:p>
      <text:p text:style-name="P3"/>
      <text:p text:style-name="P3"/>
      <text:p text:style-name="P3"/>
      <text:p text:style-name="P2"><text:span text:style-name="T8">Credits:</text:span></text:p>
      <text:p text:style-name="P2"><text:span text:style-name="T3">Credits go to the EE Heaven community and all its members!</text:span></text:p>
      <text:p text:style-name="P2"><text:span text:style-name="T3">This program would not exist without all the work done by the community to find what those dat files contains!</text:span></text:p>
      <text:p text:style-name="P2"><text:span text:style-name="T3">Thank you al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face style:name="Calibri" svg:font-family="Calibri" style:font-family-generic="roman"/>
    <style:font-face style:name="OpenSymbol" svg:font-family="OpenSymbol" style:font-family-generic="roman"/>
    <style:font-face style:name="Times New Roman" svg:font-family="'Times New Roman'" style:font-family-generic="roman"/>
    <style:font-face style:name="Lucida Sans" svg:font-family="'Lucida Sans'" style:font-family-generic="swiss"/>
    <style:font-face style:name="Andale Sans UI" svg:font-family="'Andale Sans UI'" style:font-family-generic="system" style:font-pitch="variable"/>
    <style:font-face style:name="Calibri1" svg:font-family="Calibri" style:font-family-generic="system" style:font-pitch="variable"/>
    <style:font-face style:name="OpenSymbol1" svg:font-family="OpenSymbo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423cm" fo:margin-bottom="0.212cm" loext:contextual-spacing="false" fo:keep-with-next="always"/>
      <style:text-properties style:font-name="Arial" fo:font-family="Arial" style:font-family-generic="roman" fo:font-size="14pt"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cm" fo:margin-bottom="0.212cm" loext:contextual-spacing="false"/>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Default_20_Paragraph_20_Font" style:display-name="Default Paragraph Font" style:family="text"/>
    <style:style style:name="Internet_20_link_20__28_user_29_" style:display-name="Internet link (user)"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 style:display-name="ListLabel 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 style:display-name="ListLabel 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 style:display-name="ListLabel 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 style:display-name="ListLabel 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 style:display-name="ListLabel 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 style:display-name="ListLabel 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 style:display-name="ListLabel 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 style:display-name="ListLabel 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3.999cm" fo:page-height="32cm" style:num-format="1" style:print-orientation="portrait" fo:margin-top="1cm" fo:margin-bottom="1cm" fo:margin-left="1cm" fo:margin-right="1cm" style:writing-mode="lr-tb" style:layout-grid-color="#c0c0c0" style:layout-grid-lines="300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o Forlini</meta:initial-creator>
    <dc:creator>Marco Forlini</dc:creator>
    <meta:editing-cycles>10</meta:editing-cycles>
    <meta:creation-date>2016-09-20T11:32:00</meta:creation-date>
    <dc:date>2018-03-18T10:58:12.928000000</dc:date>
    <meta:editing-duration>PT1H20M47S</meta:editing-duration>
    <meta:generator>LibreOffice/5.4.4.2$Windows_X86_64 LibreOffice_project/2524958677847fb3bb44820e40380acbe820f960</meta:generator>
    <meta:document-statistic meta:table-count="0" meta:image-count="0" meta:object-count="0" meta:page-count="3" meta:paragraph-count="70" meta:word-count="1846" meta:character-count="10090" meta:non-whitespace-character-count="8337"/>
    <meta:user-defined meta:name="AppVersion">16.0000</meta:user-defined>
    <meta:user-defined meta:name="DocSecurity" meta:value-type="float">0</meta:user-defined>
    <meta:user-defined meta:name="HyperlinksChanged" meta:value-type="boolean">false</meta:user-defined>
    <meta:user-defined meta:name="Info 1"/>
    <meta:user-defined meta:name="Info 2" meta:value-type="string"/>
    <meta:user-defined meta:name="Info 3" meta:value-type="string"/>
    <meta:user-defined meta:name="Info 4" meta:value-type="string"/>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